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>
      <style:text-properties fo:color="#1155cc" style:text-underline-style="solid" style:text-underline-color="font-color"/>
    </style:style>
    <style:style style:name="T1_9" style:family="text"/>
    <style:style style:name="T1_10" style:family="text">
      <style:text-properties fo:color="#1155cc" style:text-underline-style="solid" style:text-underline-color="font-color"/>
    </style:style>
    <style:style style:name="T1_11" style:family="text"/>
    <style:style style:name="T1_12" style:family="text">
      <style:text-properties fo:color="#1155cc" style:text-underline-style="solid" style:text-underline-color="font-color"/>
    </style:style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T1_16" style:family="text">
      <style:text-properties fo:color="#1155cc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T3_39" style:family="text"/>
    <style:style style:name="T3_40" style:family="text">
      <style:text-properties fo:color="#1155cc" style:text-underline-style="solid" style:text-underline-color="font-color"/>
    </style:style>
    <style:style style:name="T3_41" style:family="text"/>
    <style:style style:name="T3_42" style:family="text">
      <style:text-properties fo:color="#1155cc" style:text-underline-style="solid" style:text-underline-color="font-color"/>
    </style:style>
    <style:style style:name="T3_43" style:family="text"/>
    <style:style style:name="T3_44" style:family="text">
      <style:text-properties fo:color="#1155cc" style:text-underline-style="solid" style:text-underline-color="font-color"/>
    </style:style>
    <style:style style:name="T3_45" style:family="text"/>
    <style:style style:name="T3_46" style:family="text">
      <style:text-properties fo:color="#1155cc" style:text-underline-style="solid" style:text-underline-color="font-color"/>
    </style:style>
    <style:style style:name="T3_47" style:family="text"/>
    <style:style style:name="T3_48" style:family="text">
      <style:text-properties fo:color="#1155cc" style:text-underline-style="solid" style:text-underline-color="font-color"/>
    </style:style>
    <style:style style:name="T3_49" style:family="text"/>
    <style:style style:name="T3_50" style:family="text">
      <style:text-properties fo:color="#1155cc" style:text-underline-style="solid" style:text-underline-color="font-color"/>
    </style:style>
    <style:style style:name="T3_51" style:family="text"/>
    <style:style style:name="T3_52" style:family="text">
      <style:text-properties fo:color="#1155cc" style:text-underline-style="solid" style:text-underline-color="font-color"/>
    </style:style>
    <style:style style:name="T3_53" style:family="text"/>
    <style:style style:name="T3_54" style:family="text">
      <style:text-properties fo:color="#1155cc" style:text-underline-style="solid" style:text-underline-color="font-color"/>
    </style:style>
    <style:style style:name="T3_55" style:family="text"/>
    <style:style style:name="T3_56" style:family="text">
      <style:text-properties fo:color="#1155cc" style:text-underline-style="solid" style:text-underline-color="font-color"/>
    </style:style>
    <style:style style:name="T3_57" style:family="text"/>
    <style:style style:name="T3_58" style:family="text">
      <style:text-properties fo:color="#1155cc" style:text-underline-style="solid" style:text-underline-color="font-color"/>
    </style:style>
    <style:style style:name="T3_59" style:family="text"/>
    <style:style style:name="T3_60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/>
    </style:style>
    <style:style style:name="T7_2" style:family="text">
      <style:text-properties fo:font-size="14pt" style:font-size-asian="14pt" style:font-size-complex="14pt" fo:font-weight="bold" style:font-weight-asian="bold" style:font-weight-complex="bold"/>
    </style:style>
    <style:style style:name="T7_3" style:family="text">
      <style:text-properties fo:font-size="14pt" style:font-size-asian="14pt" style:font-size-complex="14pt" fo:font-weight="bold" style:font-weight-asian="bold" style:font-weight-complex="bold"/>
    </style:style>
    <style:style style:name="T7_4" style:family="text">
      <style:text-properties fo:font-size="14pt" style:font-size-asian="14pt" style:font-size-complex="14pt" fo:font-weight="bold" style:font-weight-asian="bold" style:font-weight-complex="bold"/>
    </style:style>
    <style:style style:name="T7_5" style:family="text">
      <style:text-properties fo:font-size="14pt" style:font-size-asian="14pt" style:font-size-complex="14pt" fo:font-weight="bold" style:font-weight-asian="bold" style:font-weight-complex="bold"/>
    </style:style>
    <style:style style:name="T7_6" style:family="text">
      <style:text-properties fo:font-size="14pt" style:font-size-asian="14pt" style:font-size-complex="14pt" fo:font-weight="bold" style:font-weight-asian="bold" style:font-weight-complex="bold"/>
    </style:style>
    <style:style style:name="T7_7" style:family="text">
      <style:text-properties fo:font-size="14pt" style:font-size-asian="14pt" style:font-size-complex="14pt" fo:font-weight="bold" style:font-weight-asian="bold" style:font-weight-complex="bold"/>
    </style:style>
    <style:style style:name="T7_8" style:family="text">
      <style:text-properties fo:font-size="14pt" style:font-size-asian="14pt" style:font-size-complex="14pt" fo:font-weight="bold" style:font-weight-asian="bold" style:font-weight-complex="bold"/>
    </style:style>
    <style:style style:name="T7_9" style:family="text">
      <style:text-properties fo:font-size="14pt" style:font-size-asian="14pt" style:font-size-complex="14pt" fo:font-weight="bold" style:font-weight-asian="bold" style:font-weight-complex="bold"/>
    </style:style>
    <style:style style:name="T7_10" style:family="text">
      <style:text-properties fo:font-size="14pt" style:font-size-asian="14pt" style:font-size-complex="14pt" fo:font-weight="bold" style:font-weight-asian="bold" style:font-weight-complex="bold"/>
    </style:style>
    <style:style style:name="T7_11" style:family="text">
      <style:text-properties fo:font-size="14pt" style:font-size-asian="14pt" style:font-size-complex="14pt" fo:font-weight="bold" style:font-weight-asian="bold" style:font-weight-complex="bold"/>
    </style:style>
    <style:style style:name="T7_12" style:family="text">
      <style:text-properties fo:font-size="14pt" style:font-size-asian="14pt" style:font-size-complex="14pt" fo:font-weight="bold" style:font-weight-asian="bold" style:font-weight-complex="bold"/>
    </style:style>
    <style:style style:name="T7_13" style:family="text">
      <style:text-properties fo:font-size="14pt" style:font-size-asian="14pt" style:font-size-complex="14pt" fo:font-weight="bold" style:font-weight-asian="bold" style:font-weight-complex="bold"/>
    </style:style>
    <style:style style:name="T7_14" style:family="text"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T46_7" style:family="text">
      <style:text-properties fo:font-weight="bold" style:font-weight-asian="bold" style:font-weight-complex="bold"/>
    </style:style>
    <style:style style:name="T46_8" style:family="text">
      <style:text-properties fo:font-weight="bold" style:font-weight-asian="bold" style:font-weight-complex="bold"/>
    </style:style>
    <style:style style:name="T46_9" style:family="text">
      <style:text-properties fo:font-weight="bold" style:font-weight-asian="bold" style:font-weight-complex="bold"/>
    </style:style>
    <style:style style:name="T46_10" style:family="text">
      <style:text-properties fo:font-weight="bold" style:font-weight-asian="bold" style:font-weight-complex="bold"/>
    </style:style>
    <style:style style:name="T46_11" style:family="text">
      <style:text-properties fo:font-weight="bold" style:font-weight-asian="bold" style:font-weight-complex="bold"/>
    </style:style>
    <style:style style:name="T46_12" style:family="text">
      <style:text-properties fo:font-weight="bold" style:font-weight-asian="bold" style:font-weight-complex="bold"/>
    </style:style>
    <style:style style:name="T46_13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</office:automatic-styles>
  <office:body>
    <office:text>
      <text:p text:style-name="P1"><text:span text:style-name="T1_1">Author</text:span><text:span text:style-name="T1_2">:<text:s/></text:span><text:span text:style-name="T1_3">Bill</text:span><text:span text:style-name="T1_4"><text:s/></text:span><text:span text:style-name="T1_5">Shaw</text:span><text:span text:style-name="T1_6"><text:s/></text:span><text:span text:style-name="T1_7"><text:a xlink:type="simple" xlink:href="mailto:bill@funwithbots.com"><text:span text:style-name="T1_8">bill</text:span></text:a></text:span><text:span text:style-name="T1_9"><text:a xlink:type="simple" xlink:href="mailto:bill@funwithbots.com"><text:span text:style-name="T1_10">@</text:span></text:a></text:span><text:span text:style-name="T1_11"><text:a xlink:type="simple" xlink:href="mailto:bill@funwithbots.com"><text:span text:style-name="T1_12">funwithbots</text:span></text:a></text:span><text:span text:style-name="T1_13"><text:a xlink:type="simple" xlink:href="mailto:bill@funwithbots.com"><text:span text:style-name="T1_14">.</text:span></text:a></text:span><text:span text:style-name="T1_15"><text:a xlink:type="simple" xlink:href="mailto:bill@funwithbots.com"><text:span text:style-name="T1_16">com</text:span></text:a></text:span></text:p>
      <text:p text:style-name="P2"><text:span text:style-name="T2_1">Title</text:span><text:span text:style-name="T2_2">:<text:s/></text:span><text:span text:style-name="T2_3">Meeting</text:span><text:span text:style-name="T2_4"><text:s/></text:span><text:span text:style-name="T2_5">notes</text:span><text:span text:style-name="T2_6"><text:s/></text:span><text:span text:style-name="T2_7">from</text:span><text:span text:style-name="T2_8"><text:s/></text:span><text:span text:style-name="T2_9">Horatio</text:span><text:span text:style-name="T2_10"><text:s/></text:span><text:span text:style-name="T2_11">House</text:span><text:span text:style-name="T2_12">,<text:s/></text:span><text:span text:style-name="T2_13">Sept</text:span><text:span text:style-name="T2_14">.<text:s/>22,<text:s/>2013</text:span></text:p>
      <text:p text:style-name="P3"><text:span text:style-name="T3_1">Original</text:span><text:span text:style-name="T3_2">:<text:s/></text:span><text:span text:style-name="T3_3"><text:a xlink:type="simple" xlink:href="https://docs.google.com/document/d/1K0yuIW_Zl8_k9JQlpp4oTsg_DBmcLnJGqFTw3sBGKd0/edit"><text:span text:style-name="T3_4">https</text:span></text:a></text:span><text:span text:style-name="T3_5"><text:a xlink:type="simple" xlink:href="https://docs.google.com/document/d/1K0yuIW_Zl8_k9JQlpp4oTsg_DBmcLnJGqFTw3sBGKd0/edit"><text:span text:style-name="T3_6">://</text:span></text:a></text:span><text:span text:style-name="T3_7"><text:a xlink:type="simple" xlink:href="https://docs.google.com/document/d/1K0yuIW_Zl8_k9JQlpp4oTsg_DBmcLnJGqFTw3sBGKd0/edit"><text:span text:style-name="T3_8">docs</text:span></text:a></text:span><text:span text:style-name="T3_9"><text:a xlink:type="simple" xlink:href="https://docs.google.com/document/d/1K0yuIW_Zl8_k9JQlpp4oTsg_DBmcLnJGqFTw3sBGKd0/edit"><text:span text:style-name="T3_10">.</text:span></text:a></text:span><text:span text:style-name="T3_11"><text:a xlink:type="simple" xlink:href="https://docs.google.com/document/d/1K0yuIW_Zl8_k9JQlpp4oTsg_DBmcLnJGqFTw3sBGKd0/edit"><text:span text:style-name="T3_12">google</text:span></text:a></text:span><text:span text:style-name="T3_13"><text:a xlink:type="simple" xlink:href="https://docs.google.com/document/d/1K0yuIW_Zl8_k9JQlpp4oTsg_DBmcLnJGqFTw3sBGKd0/edit"><text:span text:style-name="T3_14">.</text:span></text:a></text:span><text:span text:style-name="T3_15"><text:a xlink:type="simple" xlink:href="https://docs.google.com/document/d/1K0yuIW_Zl8_k9JQlpp4oTsg_DBmcLnJGqFTw3sBGKd0/edit"><text:span text:style-name="T3_16">com</text:span></text:a></text:span><text:span text:style-name="T3_17"><text:a xlink:type="simple" xlink:href="https://docs.google.com/document/d/1K0yuIW_Zl8_k9JQlpp4oTsg_DBmcLnJGqFTw3sBGKd0/edit"><text:span text:style-name="T3_18">/</text:span></text:a></text:span><text:span text:style-name="T3_19"><text:a xlink:type="simple" xlink:href="https://docs.google.com/document/d/1K0yuIW_Zl8_k9JQlpp4oTsg_DBmcLnJGqFTw3sBGKd0/edit"><text:span text:style-name="T3_20">document</text:span></text:a></text:span><text:span text:style-name="T3_21"><text:a xlink:type="simple" xlink:href="https://docs.google.com/document/d/1K0yuIW_Zl8_k9JQlpp4oTsg_DBmcLnJGqFTw3sBGKd0/edit"><text:span text:style-name="T3_22">/</text:span></text:a></text:span><text:span text:style-name="T3_23"><text:a xlink:type="simple" xlink:href="https://docs.google.com/document/d/1K0yuIW_Zl8_k9JQlpp4oTsg_DBmcLnJGqFTw3sBGKd0/edit"><text:span text:style-name="T3_24">d</text:span></text:a></text:span><text:span text:style-name="T3_25"><text:a xlink:type="simple" xlink:href="https://docs.google.com/document/d/1K0yuIW_Zl8_k9JQlpp4oTsg_DBmcLnJGqFTw3sBGKd0/edit"><text:span text:style-name="T3_26">/1</text:span></text:a></text:span><text:span text:style-name="T3_27"><text:a xlink:type="simple" xlink:href="https://docs.google.com/document/d/1K0yuIW_Zl8_k9JQlpp4oTsg_DBmcLnJGqFTw3sBGKd0/edit"><text:span text:style-name="T3_28">K</text:span></text:a></text:span><text:span text:style-name="T3_29"><text:a xlink:type="simple" xlink:href="https://docs.google.com/document/d/1K0yuIW_Zl8_k9JQlpp4oTsg_DBmcLnJGqFTw3sBGKd0/edit"><text:span text:style-name="T3_30">0</text:span></text:a></text:span><text:span text:style-name="T3_31"><text:a xlink:type="simple" xlink:href="https://docs.google.com/document/d/1K0yuIW_Zl8_k9JQlpp4oTsg_DBmcLnJGqFTw3sBGKd0/edit"><text:span text:style-name="T3_32">yuIW</text:span></text:a></text:span><text:span text:style-name="T3_33"><text:a xlink:type="simple" xlink:href="https://docs.google.com/document/d/1K0yuIW_Zl8_k9JQlpp4oTsg_DBmcLnJGqFTw3sBGKd0/edit"><text:span text:style-name="T3_34">_</text:span></text:a></text:span><text:span text:style-name="T3_35"><text:a xlink:type="simple" xlink:href="https://docs.google.com/document/d/1K0yuIW_Zl8_k9JQlpp4oTsg_DBmcLnJGqFTw3sBGKd0/edit"><text:span text:style-name="T3_36">Zl</text:span></text:a></text:span><text:span text:style-name="T3_37"><text:a xlink:type="simple" xlink:href="https://docs.google.com/document/d/1K0yuIW_Zl8_k9JQlpp4oTsg_DBmcLnJGqFTw3sBGKd0/edit"><text:span text:style-name="T3_38">8_</text:span></text:a></text:span><text:span text:style-name="T3_39"><text:a xlink:type="simple" xlink:href="https://docs.google.com/document/d/1K0yuIW_Zl8_k9JQlpp4oTsg_DBmcLnJGqFTw3sBGKd0/edit"><text:span text:style-name="T3_40">k</text:span></text:a></text:span><text:span text:style-name="T3_41"><text:a xlink:type="simple" xlink:href="https://docs.google.com/document/d/1K0yuIW_Zl8_k9JQlpp4oTsg_DBmcLnJGqFTw3sBGKd0/edit"><text:span text:style-name="T3_42">9</text:span></text:a></text:span><text:span text:style-name="T3_43"><text:a xlink:type="simple" xlink:href="https://docs.google.com/document/d/1K0yuIW_Zl8_k9JQlpp4oTsg_DBmcLnJGqFTw3sBGKd0/edit"><text:span text:style-name="T3_44">JQlpp</text:span></text:a></text:span><text:span text:style-name="T3_45"><text:a xlink:type="simple" xlink:href="https://docs.google.com/document/d/1K0yuIW_Zl8_k9JQlpp4oTsg_DBmcLnJGqFTw3sBGKd0/edit"><text:span text:style-name="T3_46">4</text:span></text:a></text:span><text:span text:style-name="T3_47"><text:a xlink:type="simple" xlink:href="https://docs.google.com/document/d/1K0yuIW_Zl8_k9JQlpp4oTsg_DBmcLnJGqFTw3sBGKd0/edit"><text:span text:style-name="T3_48">oTsg</text:span></text:a></text:span><text:span text:style-name="T3_49"><text:a xlink:type="simple" xlink:href="https://docs.google.com/document/d/1K0yuIW_Zl8_k9JQlpp4oTsg_DBmcLnJGqFTw3sBGKd0/edit"><text:span text:style-name="T3_50">_</text:span></text:a></text:span><text:span text:style-name="T3_51"><text:a xlink:type="simple" xlink:href="https://docs.google.com/document/d/1K0yuIW_Zl8_k9JQlpp4oTsg_DBmcLnJGqFTw3sBGKd0/edit"><text:span text:style-name="T3_52">DBmcLnJGqFTw</text:span></text:a></text:span><text:span text:style-name="T3_53"><text:a xlink:type="simple" xlink:href="https://docs.google.com/document/d/1K0yuIW_Zl8_k9JQlpp4oTsg_DBmcLnJGqFTw3sBGKd0/edit"><text:span text:style-name="T3_54">3</text:span></text:a></text:span><text:span text:style-name="T3_55"><text:a xlink:type="simple" xlink:href="https://docs.google.com/document/d/1K0yuIW_Zl8_k9JQlpp4oTsg_DBmcLnJGqFTw3sBGKd0/edit"><text:span text:style-name="T3_56">sBGKd</text:span></text:a></text:span><text:span text:style-name="T3_57"><text:a xlink:type="simple" xlink:href="https://docs.google.com/document/d/1K0yuIW_Zl8_k9JQlpp4oTsg_DBmcLnJGqFTw3sBGKd0/edit"><text:span text:style-name="T3_58">0/</text:span></text:a></text:span><text:span text:style-name="T3_59"><text:a xlink:type="simple" xlink:href="https://docs.google.com/document/d/1K0yuIW_Zl8_k9JQlpp4oTsg_DBmcLnJGqFTw3sBGKd0/edit"><text:span text:style-name="T3_60">edit</text:span></text:a></text:span></text:p>
      <text:p text:style-name="P4"/>
      <text:p text:style-name="P5"><text:span text:style-name="T5_1">Feel</text:span><text:span text:style-name="T5_2"><text:s/></text:span><text:span text:style-name="T5_3">free</text:span><text:span text:style-name="T5_4"><text:s/></text:span><text:span text:style-name="T5_5">to</text:span><text:span text:style-name="T5_6"><text:s/></text:span><text:span text:style-name="T5_7">share</text:span><text:span text:style-name="T5_8"><text:s/></text:span><text:span text:style-name="T5_9">the</text:span><text:span text:style-name="T5_10"><text:s/></text:span><text:span text:style-name="T5_11">link</text:span><text:span text:style-name="T5_12">.<text:s/></text:span><text:span text:style-name="T5_13">The</text:span><text:span text:style-name="T5_14"><text:s/></text:span><text:span text:style-name="T5_15">more</text:span><text:span text:style-name="T5_16"><text:s/></text:span><text:span text:style-name="T5_17">eyes</text:span><text:span text:style-name="T5_18"><text:s/></text:span><text:span text:style-name="T5_19">we</text:span><text:span text:style-name="T5_20"><text:s/></text:span><text:span text:style-name="T5_21">can</text:span><text:span text:style-name="T5_22"><text:s/></text:span><text:span text:style-name="T5_23">put</text:span><text:span text:style-name="T5_24"><text:s/></text:span><text:span text:style-name="T5_25">on</text:span><text:span text:style-name="T5_26"><text:s/></text:span><text:span text:style-name="T5_27">this</text:span><text:span text:style-name="T5_28"><text:s/></text:span><text:span text:style-name="T5_29">and</text:span><text:span text:style-name="T5_30"><text:s/></text:span><text:span text:style-name="T5_31">the</text:span><text:span text:style-name="T5_32"><text:s/></text:span><text:span text:style-name="T5_33">more</text:span><text:span text:style-name="T5_34"><text:s/></text:span><text:span text:style-name="T5_35">feedback</text:span><text:span text:style-name="T5_36"><text:s/></text:span><text:span text:style-name="T5_37">we</text:span><text:span text:style-name="T5_38"><text:s/></text:span><text:span text:style-name="T5_39">get</text:span><text:span text:style-name="T5_40">,<text:s/></text:span><text:span text:style-name="T5_41">the</text:span><text:span text:style-name="T5_42"><text:s/></text:span><text:span text:style-name="T5_43">better</text:span><text:span text:style-name="T5_44"><text:s/></text:span><text:span text:style-name="T5_45">the</text:span><text:span text:style-name="T5_46"><text:s/></text:span><text:span text:style-name="T5_47">result</text:span><text:span text:style-name="T5_48">!</text:span></text:p>
      <text:p text:style-name="P6"/>
      <text:p text:style-name="P7"><text:span text:style-name="T7_1">Project</text:span><text:span text:style-name="T7_2">:<text:s/></text:span><text:span text:style-name="T7_3">Build</text:span><text:span text:style-name="T7_4"><text:s/></text:span><text:span text:style-name="T7_5">a</text:span><text:span text:style-name="T7_6"><text:s/></text:span><text:span text:style-name="T7_7">self</text:span><text:span text:style-name="T7_8">-</text:span><text:span text:style-name="T7_9">sustaining</text:span><text:span text:style-name="T7_10"><text:s/></text:span><text:span text:style-name="T7_11">aquaponics</text:span><text:span text:style-name="T7_12"><text:s/></text:span><text:span text:style-name="T7_13">system</text:span><text:span text:style-name="T7_14">.</text:span></text:p>
      <text:p text:style-name="P8"/>
      <text:p text:style-name="P9"><text:span text:style-name="T9_1">Project</text:span><text:span text:style-name="T9_2"><text:s/></text:span><text:span text:style-name="T9_3">Contacts</text:span></text:p>
      <text:p text:style-name="P10"><text:span text:style-name="T10_1">Bill</text:span><text:span text:style-name="T10_2"><text:s/></text:span><text:span text:style-name="T10_3">Shaw</text:span><text:span text:style-name="T10_4">,<text:s/></text:span><text:span text:style-name="T10_5"><text:a xlink:type="simple" xlink:href="mailto:bill@funwithbots.com"><text:span text:style-name="T10_6">bill</text:span></text:a></text:span><text:span text:style-name="T10_7"><text:a xlink:type="simple" xlink:href="mailto:bill@funwithbots.com"><text:span text:style-name="T10_8">@</text:span></text:a></text:span><text:span text:style-name="T10_9"><text:a xlink:type="simple" xlink:href="mailto:bill@funwithbots.com"><text:span text:style-name="T10_10">funwithbots</text:span></text:a></text:span><text:span text:style-name="T10_11"><text:a xlink:type="simple" xlink:href="mailto:bill@funwithbots.com"><text:span text:style-name="T10_12">.</text:span></text:a></text:span><text:span text:style-name="T10_13"><text:a xlink:type="simple" xlink:href="mailto:bill@funwithbots.com"><text:span text:style-name="T10_14">com</text:span></text:a></text:span><text:span text:style-name="T10_15">,<text:s/>813-249-5522,<text:s/></text:span><text:span text:style-name="T10_16">Tampa</text:span><text:span text:style-name="T10_17"><text:s/></text:span><text:span text:style-name="T10_18">Hackerspace</text:span><text:span text:style-name="T10_19"><text:s/></text:span><text:span text:style-name="T10_20">liaison</text:span><text:span text:style-name="T10_21">,<text:s/></text:span><text:span text:style-name="T10_22">electronics</text:span><text:span text:style-name="T10_23"><text:s/></text:span></text:p>
      <text:p text:style-name="P11"><text:span text:style-name="T11_1">Shane</text:span><text:span text:style-name="T11_2"><text:s/></text:span><text:span text:style-name="T11_3">Metler</text:span><text:span text:style-name="T11_4">,<text:s/></text:span></text:p>
      <text:p text:style-name="P12"><text:span text:style-name="T12_1">Chris</text:span><text:span text:style-name="T12_2"><text:s/></text:span><text:span text:style-name="T12_3">Williams</text:span><text:span text:style-name="T12_4">,</text:span></text:p>
      <text:p text:style-name="P13"><text:span text:style-name="T13_1">Terre</text:span><text:span text:style-name="T13_2"><text:s/></text:span><text:span text:style-name="T13_3">Tulsiak</text:span><text:span text:style-name="T13_4">,</text:span></text:p>
      <text:p text:style-name="P14"><text:span text:style-name="T14_1">Dave</text:span><text:span text:style-name="T14_2"><text:s/></text:span><text:span text:style-name="T14_3">Tulsiak</text:span><text:span text:style-name="T14_4">,<text:s/></text:span></text:p>
      <text:p text:style-name="P15"><text:span text:style-name="T15_1">Josh</text:span><text:span text:style-name="T15_2">,</text:span></text:p>
      <text:p text:style-name="P16"><text:span text:style-name="T16_1">Georges</text:span><text:span text:style-name="T16_2"><text:s/></text:span><text:span text:style-name="T16_3">Kaufman</text:span><text:span text:style-name="T16_4">,<text:s/></text:span></text:p>
      <text:p text:style-name="P17"/>
      <text:p text:style-name="P18"><text:span text:style-name="T18_1">Project</text:span><text:span text:style-name="T18_2"><text:s/></text:span><text:span text:style-name="T18_3">Objectives</text:span></text:p>
      <text:p text:style-name="P19"><text:span text:style-name="T19_1">1.<text:s/></text:span><text:span text:style-name="T19_2">Scalable</text:span><text:span text:style-name="T19_3">.<text:s/></text:span><text:span text:style-name="T19_4">The</text:span><text:span text:style-name="T19_5"><text:s/></text:span><text:span text:style-name="T19_6">system</text:span><text:span text:style-name="T19_7"><text:s/></text:span><text:span text:style-name="T19_8">should</text:span><text:span text:style-name="T19_9"><text:s/></text:span><text:span text:style-name="T19_10">fit</text:span><text:span text:style-name="T19_11"><text:s/></text:span><text:span text:style-name="T19_12">well</text:span><text:span text:style-name="T19_13"><text:s/></text:span><text:span text:style-name="T19_14">into</text:span><text:span text:style-name="T19_15"><text:s/></text:span><text:span text:style-name="T19_16">an</text:span><text:span text:style-name="T19_17"><text:s/></text:span><text:span text:style-name="T19_18">urban</text:span><text:span text:style-name="T19_19"><text:s/></text:span><text:span text:style-name="T19_20">backyard</text:span><text:span text:style-name="T19_21"><text:s/></text:span><text:span text:style-name="T19_22">or</text:span><text:span text:style-name="T19_23"><text:s/></text:span><text:span text:style-name="T19_24">rooftop</text:span><text:span text:style-name="T19_25"><text:s/></text:span><text:span text:style-name="T19_26">environment</text:span><text:span text:style-name="T19_27"><text:s/></text:span><text:span text:style-name="T19_28">yet</text:span><text:span text:style-name="T19_29"><text:s/></text:span><text:span text:style-name="T19_30">be</text:span><text:span text:style-name="T19_31"><text:s/></text:span><text:span text:style-name="T19_32">able</text:span><text:span text:style-name="T19_33"><text:s/></text:span><text:span text:style-name="T19_34">to</text:span><text:span text:style-name="T19_35"><text:s/></text:span><text:span text:style-name="T19_36">scale</text:span><text:span text:style-name="T19_37"><text:s/></text:span><text:span text:style-name="T19_38">up</text:span><text:span text:style-name="T19_39"><text:s/></text:span><text:span text:style-name="T19_40">to</text:span><text:span text:style-name="T19_41"><text:s/></text:span><text:span text:style-name="T19_42">industrial</text:span><text:span text:style-name="T19_43"><text:s/></text:span><text:span text:style-name="T19_44">scale</text:span><text:span text:style-name="T19_45"><text:s/></text:span><text:span text:style-name="T19_46">for</text:span><text:span text:style-name="T19_47"><text:s/></text:span><text:span text:style-name="T19_48">a</text:span><text:span text:style-name="T19_49"><text:s/></text:span><text:span text:style-name="T19_50">large</text:span><text:span text:style-name="T19_51"><text:s/></text:span><text:span text:style-name="T19_52">deployment</text:span><text:span text:style-name="T19_53">.</text:span></text:p>
      <text:p text:style-name="P20"><text:span text:style-name="T20_1">2.<text:s/></text:span><text:span text:style-name="T20_2">Sustainable</text:span><text:span text:style-name="T20_3">.<text:s/></text:span><text:span text:style-name="T20_4">Build</text:span><text:span text:style-name="T20_5"><text:s/></text:span><text:span text:style-name="T20_6">it</text:span><text:span text:style-name="T20_7"><text:s/></text:span><text:span text:style-name="T20_8">with</text:span><text:span text:style-name="T20_9"><text:s/></text:span><text:span text:style-name="T20_10">low</text:span><text:span text:style-name="T20_11">-</text:span><text:span text:style-name="T20_12">cost</text:span><text:span text:style-name="T20_13">,<text:s/></text:span><text:span text:style-name="T20_14">off</text:span><text:span text:style-name="T20_15"><text:s/></text:span><text:span text:style-name="T20_16">the</text:span><text:span text:style-name="T20_17"><text:s/></text:span><text:span text:style-name="T20_18">shelf</text:span><text:span text:style-name="T20_19"><text:s/></text:span><text:span text:style-name="T20_20">components</text:span><text:span text:style-name="T20_21"><text:s/></text:span><text:span text:style-name="T20_22">using</text:span><text:span text:style-name="T20_23"><text:s/></text:span><text:span text:style-name="T20_24">sustainable</text:span><text:span text:style-name="T20_25"><text:s/></text:span><text:span text:style-name="T20_26">materials</text:span><text:span text:style-name="T20_27"><text:s/></text:span><text:span text:style-name="T20_28">wherever</text:span><text:span text:style-name="T20_29"><text:s/></text:span><text:span text:style-name="T20_30">possible</text:span><text:span text:style-name="T20_31">.</text:span></text:p>
      <text:p text:style-name="P21"><text:span text:style-name="T21_1">3.<text:s/></text:span><text:span text:style-name="T21_2">Self</text:span><text:span text:style-name="T21_3">-</text:span><text:span text:style-name="T21_4">sustaining</text:span><text:span text:style-name="T21_5">.<text:s/></text:span><text:span text:style-name="T21_6">Instrument</text:span><text:span text:style-name="T21_7"><text:s/></text:span><text:span text:style-name="T21_8">all</text:span><text:span text:style-name="T21_9"><text:s/></text:span><text:span text:style-name="T21_10">aspects</text:span><text:span text:style-name="T21_11"><text:s/></text:span><text:span text:style-name="T21_12">of</text:span><text:span text:style-name="T21_13"><text:s/></text:span><text:span text:style-name="T21_14">the</text:span><text:span text:style-name="T21_15"><text:s/></text:span><text:span text:style-name="T21_16">system</text:span><text:span text:style-name="T21_17"><text:s/></text:span><text:span text:style-name="T21_18">and</text:span><text:span text:style-name="T21_19"><text:s/></text:span><text:span text:style-name="T21_20">implement</text:span><text:span text:style-name="T21_21"><text:s/></text:span><text:span text:style-name="T21_22">feedback</text:span><text:span text:style-name="T21_23"><text:s/></text:span><text:span text:style-name="T21_24">loops</text:span><text:span text:style-name="T21_25"><text:s/></text:span><text:span text:style-name="T21_26">to</text:span><text:span text:style-name="T21_27"><text:s/></text:span><text:span text:style-name="T21_28">allow</text:span><text:span text:style-name="T21_29"><text:s/></text:span><text:span text:style-name="T21_30">the</text:span><text:span text:style-name="T21_31"><text:s/></text:span><text:span text:style-name="T21_32">system</text:span><text:span text:style-name="T21_33"><text:s/></text:span><text:span text:style-name="T21_34">to</text:span><text:span text:style-name="T21_35"><text:s/></text:span><text:span text:style-name="T21_36">self</text:span><text:span text:style-name="T21_37">-</text:span><text:span text:style-name="T21_38">correct</text:span><text:span text:style-name="T21_39"><text:s/></text:span><text:span text:style-name="T21_40">issues</text:span><text:span text:style-name="T21_41">.<text:s/></text:span><text:span text:style-name="T21_42">e</text:span><text:span text:style-name="T21_43">.</text:span><text:span text:style-name="T21_44">g</text:span><text:span text:style-name="T21_45">.<text:s/></text:span><text:span text:style-name="T21_46">Water</text:span><text:span text:style-name="T21_47"><text:s/></text:span><text:span text:style-name="T21_48">level</text:span><text:span text:style-name="T21_49"><text:s/></text:span><text:span text:style-name="T21_50">is</text:span><text:span text:style-name="T21_51"><text:s/></text:span><text:span text:style-name="T21_52">too</text:span><text:span text:style-name="T21_53"><text:s/></text:span><text:span text:style-name="T21_54">low</text:span><text:span text:style-name="T21_55">,<text:s/></text:span><text:span text:style-name="T21_56">open</text:span><text:span text:style-name="T21_57"><text:s/></text:span><text:span text:style-name="T21_58">a</text:span><text:span text:style-name="T21_59"><text:s/></text:span><text:span text:style-name="T21_60">valve</text:span><text:span text:style-name="T21_61"><text:s/></text:span><text:span text:style-name="T21_62">to</text:span><text:span text:style-name="T21_63"><text:s/></text:span><text:span text:style-name="T21_64">top</text:span><text:span text:style-name="T21_65"><text:s/></text:span><text:span text:style-name="T21_66">off</text:span><text:span text:style-name="T21_67"><text:s/></text:span><text:span text:style-name="T21_68">the</text:span><text:span text:style-name="T21_69"><text:s/></text:span><text:span text:style-name="T21_70">tank</text:span><text:span text:style-name="T21_71"><text:s/></text:span><text:span text:style-name="T21_72">from</text:span><text:span text:style-name="T21_73"><text:s/></text:span><text:span text:style-name="T21_74">a</text:span><text:span text:style-name="T21_75"><text:s/></text:span><text:span text:style-name="T21_76">separate</text:span><text:span text:style-name="T21_77"><text:s/></text:span><text:span text:style-name="T21_78">reservoir</text:span><text:span text:style-name="T21_79">.</text:span></text:p>
      <text:p text:style-name="P22"><text:span text:style-name="T22_1">4.<text:s/></text:span><text:span text:style-name="T22_2">Manageable</text:span><text:span text:style-name="T22_3">.<text:s/></text:span><text:span text:style-name="T22_4">The</text:span><text:span text:style-name="T22_5"><text:s/></text:span><text:span text:style-name="T22_6">system</text:span><text:span text:style-name="T22_7"><text:s/></text:span><text:span text:style-name="T22_8">should</text:span><text:span text:style-name="T22_9"><text:s/></text:span><text:span text:style-name="T22_10">log</text:span><text:span text:style-name="T22_11"><text:s/></text:span><text:span text:style-name="T22_12">all</text:span><text:span text:style-name="T22_13"><text:s/></text:span><text:span text:style-name="T22_14">measurements</text:span><text:span text:style-name="T22_15"><text:s/></text:span><text:span text:style-name="T22_16">and</text:span><text:span text:style-name="T22_17"><text:s/></text:span><text:span text:style-name="T22_18">actions</text:span><text:span text:style-name="T22_19"><text:s/></text:span><text:span text:style-name="T22_20">for</text:span><text:span text:style-name="T22_21"><text:s/></text:span><text:span text:style-name="T22_22">management</text:span><text:span text:style-name="T22_23"><text:s/></text:span><text:span text:style-name="T22_24">and</text:span><text:span text:style-name="T22_25"><text:s/></text:span><text:span text:style-name="T22_26">review</text:span><text:span text:style-name="T22_27">.<text:s/></text:span><text:span text:style-name="T22_28">If</text:span><text:span text:style-name="T22_29"><text:s/></text:span><text:span text:style-name="T22_30">key</text:span><text:span text:style-name="T22_31"><text:s/></text:span><text:span text:style-name="T22_32">measurements</text:span><text:span text:style-name="T22_33"><text:s/></text:span><text:span text:style-name="T22_34">fall</text:span><text:span text:style-name="T22_35"><text:s/></text:span><text:span text:style-name="T22_36">outside</text:span><text:span text:style-name="T22_37"><text:s/></text:span><text:span text:style-name="T22_38">of</text:span><text:span text:style-name="T22_39"><text:s/></text:span><text:span text:style-name="T22_40">acceptable</text:span><text:span text:style-name="T22_41"><text:s/></text:span><text:span text:style-name="T22_42">ranges</text:span><text:span text:style-name="T22_43">,<text:s/></text:span><text:span text:style-name="T22_44">the</text:span><text:span text:style-name="T22_45"><text:s/></text:span><text:span text:style-name="T22_46">system</text:span><text:span text:style-name="T22_47"><text:s/></text:span><text:span text:style-name="T22_48">must</text:span><text:span text:style-name="T22_49"><text:s/></text:span><text:span text:style-name="T22_50">be</text:span><text:span text:style-name="T22_51"><text:s/></text:span><text:span text:style-name="T22_52">able</text:span><text:span text:style-name="T22_53"><text:s/></text:span><text:span text:style-name="T22_54">to</text:span><text:span text:style-name="T22_55"><text:s/></text:span><text:span text:style-name="T22_56">alert</text:span><text:span text:style-name="T22_57"><text:s/></text:span><text:span text:style-name="T22_58">participants</text:span><text:span text:style-name="T22_59"><text:s/></text:span><text:span text:style-name="T22_60">that</text:span><text:span text:style-name="T22_61"><text:s/></text:span><text:span text:style-name="T22_62">action</text:span><text:span text:style-name="T22_63"><text:s/></text:span><text:span text:style-name="T22_64">is</text:span><text:span text:style-name="T22_65"><text:s/></text:span><text:span text:style-name="T22_66">needed</text:span><text:span text:style-name="T22_67">.</text:span></text:p>
      <text:p text:style-name="P23"><text:span text:style-name="T23_1">5.<text:s/></text:span><text:span text:style-name="T23_2">Document</text:span><text:span text:style-name="T23_3"><text:s/></text:span><text:span text:style-name="T23_4">both</text:span><text:span text:style-name="T23_5"><text:s/></text:span><text:span text:style-name="T23_6">what</text:span><text:span text:style-name="T23_7"><text:s/></text:span><text:span text:style-name="T23_8">worked</text:span><text:span text:style-name="T23_9"><text:s/></text:span><text:span text:style-name="T23_10">and</text:span><text:span text:style-name="T23_11"><text:s/></text:span><text:span text:style-name="T23_12">what</text:span><text:span text:style-name="T23_13"><text:s/></text:span><text:span text:style-name="T23_14">didn</text:span><text:span text:style-name="T23_15">’</text:span><text:span text:style-name="T23_16">t</text:span><text:span text:style-name="T23_17">.<text:s/></text:span><text:span text:style-name="T23_18">Suggest</text:span><text:span text:style-name="T23_19"><text:s/></text:span><text:span text:style-name="T23_20">using</text:span><text:span text:style-name="T23_21"><text:s/></text:span><text:span text:style-name="T23_22">Github</text:span><text:span text:style-name="T23_23"><text:s/></text:span><text:span text:style-name="T23_24">for</text:span><text:span text:style-name="T23_25"><text:s/></text:span><text:span text:style-name="T23_26">hardware</text:span><text:span text:style-name="T23_27"><text:s/></text:span><text:span text:style-name="T23_28">and</text:span><text:span text:style-name="T23_29"><text:s/></text:span><text:span text:style-name="T23_30">software</text:span><text:span text:style-name="T23_31"><text:s/></text:span><text:span text:style-name="T23_32">designs</text:span><text:span text:style-name="T23_33">.<text:s/></text:span></text:p>
      <text:p text:style-name="P24"><text:span text:style-name="T24_1">6.<text:s/></text:span><text:span text:style-name="T24_2">Open</text:span><text:span text:style-name="T24_3"><text:s/></text:span><text:span text:style-name="T24_4">hardware</text:span><text:span text:style-name="T24_5"><text:s/></text:span><text:span text:style-name="T24_6">and</text:span><text:span text:style-name="T24_7"><text:s/></text:span><text:span text:style-name="T24_8">software</text:span><text:span text:style-name="T24_9">.</text:span></text:p>
      <text:p text:style-name="P25"/>
      <text:p text:style-name="P26"><text:span text:style-name="T26_1">Design</text:span><text:span text:style-name="T26_2"><text:s/></text:span><text:span text:style-name="T26_3">Considerations</text:span></text:p>
      <text:p text:style-name="P27"><text:span text:style-name="T27_1">Above</text:span><text:span text:style-name="T27_2"><text:s/></text:span><text:span text:style-name="T27_3">ground</text:span><text:span text:style-name="T27_4"><text:s/></text:span><text:span text:style-name="T27_5">installation</text:span></text:p>
      <text:p text:style-name="P28"><text:span text:style-name="T28_1">Removable</text:span><text:span text:style-name="T28_2"><text:s/></text:span><text:span text:style-name="T28_3">greenhouse</text:span><text:span text:style-name="T28_4">/</text:span><text:span text:style-name="T28_5">screening</text:span><text:span text:style-name="T28_6"><text:s/></text:span><text:span text:style-name="T28_7">system</text:span></text:p>
      <text:p text:style-name="P29"><text:span text:style-name="T29_1">Modular</text:span><text:span text:style-name="T29_2"><text:s/></text:span><text:span text:style-name="T29_3">design</text:span></text:p>
      <text:p text:style-name="P30"/>
      <text:p text:style-name="P31"><text:span text:style-name="T31_1">Immediate</text:span><text:span text:style-name="T31_2"><text:s/></text:span><text:span text:style-name="T31_3">Goals</text:span></text:p>
      <text:p text:style-name="P32"><text:span text:style-name="T32_1">Create</text:span><text:span text:style-name="T32_2"><text:s/></text:span><text:span text:style-name="T32_3">a</text:span><text:span text:style-name="T32_4"><text:s/></text:span><text:span text:style-name="T32_5">scope</text:span><text:span text:style-name="T32_6"><text:s/></text:span><text:span text:style-name="T32_7">of</text:span><text:span text:style-name="T32_8"><text:s/></text:span><text:span text:style-name="T32_9">work</text:span><text:span text:style-name="T32_10"><text:s/></text:span><text:span text:style-name="T32_11">for</text:span><text:span text:style-name="T32_12"><text:s/></text:span><text:span text:style-name="T32_13">the</text:span><text:span text:style-name="T32_14"><text:s/></text:span><text:span text:style-name="T32_15">project</text:span></text:p>
      <text:p text:style-name="P33"><text:span text:style-name="T33_1">Identify</text:span><text:span text:style-name="T33_2"><text:s/></text:span><text:span text:style-name="T33_3">other</text:span><text:span text:style-name="T33_4"><text:s/></text:span><text:span text:style-name="T33_5">complementary</text:span><text:span text:style-name="T33_6"><text:s/></text:span><text:span text:style-name="T33_7">projects</text:span><text:span text:style-name="T33_8"><text:s/></text:span><text:span text:style-name="T33_9">for</text:span><text:span text:style-name="T33_10"><text:s/></text:span><text:span text:style-name="T33_11">the</text:span><text:span text:style-name="T33_12"><text:s/></text:span><text:span text:style-name="T33_13">backyard</text:span></text:p>
      <text:p text:style-name="P34"><text:span text:style-name="T34_1">Identify</text:span><text:span text:style-name="T34_2"><text:s/></text:span><text:span text:style-name="T34_3">and</text:span><text:span text:style-name="T34_4"><text:s/></text:span><text:span text:style-name="T34_5">block</text:span><text:span text:style-name="T34_6"><text:s/></text:span><text:span text:style-name="T34_7">out</text:span><text:span text:style-name="T34_8"><text:s/></text:span><text:span text:style-name="T34_9">space</text:span><text:span text:style-name="T34_10"><text:s/></text:span><text:span text:style-name="T34_11">for</text:span><text:span text:style-name="T34_12"><text:s/></text:span><text:span text:style-name="T34_13">all</text:span><text:span text:style-name="T34_14"><text:s/></text:span><text:span text:style-name="T34_15">projects</text:span><text:span text:style-name="T34_16"><text:s/></text:span><text:span text:style-name="T34_17">slated</text:span><text:span text:style-name="T34_18"><text:s/></text:span><text:span text:style-name="T34_19">for</text:span><text:span text:style-name="T34_20"><text:s/></text:span><text:span text:style-name="T34_21">the</text:span><text:span text:style-name="T34_22"><text:s/></text:span><text:span text:style-name="T34_23">backyard</text:span><text:span text:style-name="T34_24"><text:s/></text:span><text:span text:style-name="T34_25">area</text:span></text:p>
      <text:p text:style-name="P35"><text:span text:style-name="T35_1"><text:tab/></text:span><text:span text:style-name="T35_2">Clear</text:span><text:span text:style-name="T35_3"><text:s/></text:span><text:span text:style-name="T35_4">out</text:span><text:span text:style-name="T35_5"><text:s/></text:span><text:span text:style-name="T35_6">yard</text:span><text:span text:style-name="T35_7"><text:s/></text:span><text:span text:style-name="T35_8">along</text:span><text:span text:style-name="T35_9"><text:s/></text:span><text:span text:style-name="T35_10">the</text:span><text:span text:style-name="T35_11"><text:s/></text:span><text:span text:style-name="T35_12">fences</text:span></text:p>
      <text:p text:style-name="P36"><text:span text:style-name="T36_1"><text:tab/></text:span><text:span text:style-name="T36_2">Level</text:span><text:span text:style-name="T36_3"><text:s/></text:span><text:span text:style-name="T36_4">the</text:span><text:span text:style-name="T36_5"><text:s/></text:span><text:span text:style-name="T36_6">yard</text:span></text:p>
      <text:p text:style-name="P37"><text:span text:style-name="T37_1">Based</text:span><text:span text:style-name="T37_2"><text:s/></text:span><text:span text:style-name="T37_3">on</text:span><text:span text:style-name="T37_4"><text:s/></text:span><text:span text:style-name="T37_5">scope</text:span><text:span text:style-name="T37_6">,<text:s/></text:span><text:span text:style-name="T37_7">create</text:span><text:span text:style-name="T37_8"><text:s/></text:span><text:span text:style-name="T37_9">a</text:span><text:span text:style-name="T37_10"><text:s/></text:span><text:span text:style-name="T37_11">preliminary</text:span><text:span text:style-name="T37_12"><text:s/></text:span><text:span text:style-name="T37_13">budget</text:span><text:span text:style-name="T37_14"><text:s/></text:span><text:span text:style-name="T37_15">and</text:span><text:span text:style-name="T37_16"><text:s/></text:span><text:span text:style-name="T37_17">project</text:span><text:span text:style-name="T37_18"><text:s/></text:span><text:span text:style-name="T37_19">timeline</text:span></text:p>
      <text:p text:style-name="P38"><text:span text:style-name="T38_1">Create</text:span><text:span text:style-name="T38_2"><text:s/></text:span><text:span text:style-name="T38_3">an</text:span><text:span text:style-name="T38_4"><text:s/></text:span><text:span text:style-name="T38_5">implementation</text:span><text:span text:style-name="T38_6"><text:s/></text:span><text:span text:style-name="T38_7">plan</text:span><text:span text:style-name="T38_8"><text:s/></text:span><text:span text:style-name="T38_9">for</text:span><text:span text:style-name="T38_10"><text:s/></text:span><text:span text:style-name="T38_11">phase</text:span><text:span text:style-name="T38_12"><text:s/></text:span><text:span text:style-name="T38_13">I</text:span><text:span text:style-name="T38_14"><text:s/>-<text:s/></text:span><text:span text:style-name="T38_15">Fish</text:span><text:span text:style-name="T38_16"><text:s/></text:span><text:span text:style-name="T38_17">pond</text:span><text:span text:style-name="T38_18"><text:s/></text:span><text:span text:style-name="T38_19">construction</text:span></text:p>
      <text:p text:style-name="P39"><text:span text:style-name="T39_1">Form</text:span><text:span text:style-name="T39_2"><text:s/></text:span><text:span text:style-name="T39_3">a</text:span><text:span text:style-name="T39_4"><text:s/></text:span><text:span text:style-name="T39_5">usage</text:span><text:span text:style-name="T39_6"><text:s/></text:span><text:span text:style-name="T39_7">agreement</text:span><text:span text:style-name="T39_8"><text:s/></text:span><text:span text:style-name="T39_9">for</text:span><text:span text:style-name="T39_10"><text:s/></text:span><text:span text:style-name="T39_11">the</text:span><text:span text:style-name="T39_12"><text:s/></text:span><text:span text:style-name="T39_13">house</text:span></text:p>
      <text:p text:style-name="P40"><text:span text:style-name="T40_1"><text:tab/></text:span><text:span text:style-name="T40_2">Long</text:span><text:span text:style-name="T40_3"><text:s/></text:span><text:span text:style-name="T40_4">term</text:span><text:span text:style-name="T40_5"><text:s/></text:span><text:span text:style-name="T40_6">access</text:span><text:span text:style-name="T40_7"><text:s/></text:span><text:span text:style-name="T40_8">to</text:span><text:span text:style-name="T40_9"><text:s/></text:span><text:span text:style-name="T40_10">the</text:span><text:span text:style-name="T40_11"><text:s/></text:span><text:span text:style-name="T40_12">yard</text:span></text:p>
      <text:p text:style-name="P41"><text:span text:style-name="T41_1"><text:tab/></text:span><text:span text:style-name="T41_2">Use</text:span><text:span text:style-name="T41_3"><text:s/></text:span><text:span text:style-name="T41_4">of</text:span><text:span text:style-name="T41_5"><text:s/></text:span><text:span text:style-name="T41_6">the</text:span><text:span text:style-name="T41_7"><text:s/></text:span><text:span text:style-name="T41_8">garage</text:span><text:span text:style-name="T41_9"><text:s/></text:span><text:span text:style-name="T41_10">for</text:span><text:span text:style-name="T41_11"><text:s/></text:span><text:span text:style-name="T41_12">a</text:span><text:span text:style-name="T41_13"><text:s/></text:span><text:span text:style-name="T41_14">workshop</text:span></text:p>
      <text:p text:style-name="P42"><text:span text:style-name="T42_1"><text:tab/><text:tab/></text:span><text:span text:style-name="T42_2">Power</text:span><text:span text:style-name="T42_3"><text:s text:c="2"/></text:span><text:span text:style-name="T42_4">tools</text:span><text:span text:style-name="T42_5">,<text:s/></text:span><text:span text:style-name="T42_6">saws</text:span><text:span text:style-name="T42_7">,<text:s/></text:span><text:span text:style-name="T42_8">drill</text:span><text:span text:style-name="T42_9"><text:s/></text:span><text:span text:style-name="T42_10">press</text:span></text:p>
      <text:p text:style-name="P43"><text:span text:style-name="T43_1"><text:tab/><text:tab/></text:span><text:span text:style-name="T43_2">Needs</text:span><text:span text:style-name="T43_3"><text:s/></text:span><text:span text:style-name="T43_4">more</text:span><text:span text:style-name="T43_5"><text:s/></text:span><text:span text:style-name="T43_6">electrical</text:span><text:span text:style-name="T43_7"><text:s/>(220</text:span><text:span text:style-name="T43_8">V</text:span><text:span text:style-name="T43_9"><text:s/>?)</text:span></text:p>
      <text:p text:style-name="P44"><text:span text:style-name="T44_1"><text:tab/></text:span><text:span text:style-name="T44_2">Other</text:span><text:span text:style-name="T44_3"><text:s/></text:span><text:span text:style-name="T44_4">considerations</text:span></text:p>
      <text:p text:style-name="P45"/>
      <text:p text:style-name="P46"><text:span text:style-name="T46_1">Details</text:span><text:span text:style-name="T46_2"><text:s/></text:span><text:span text:style-name="T46_3">I</text:span><text:span text:style-name="T46_4"><text:s/></text:span><text:span text:style-name="T46_5">got</text:span><text:span text:style-name="T46_6"><text:s/></text:span><text:span text:style-name="T46_7">from</text:span><text:span text:style-name="T46_8"><text:s/></text:span><text:span text:style-name="T46_9">Shane</text:span><text:span text:style-name="T46_10"><text:s/></text:span><text:span text:style-name="T46_11">and</text:span><text:span text:style-name="T46_12"><text:s/></text:span><text:span text:style-name="T46_13">Chris</text:span></text:p>
      <text:p text:style-name="P47"><text:span text:style-name="T47_1">1.<text:s/></text:span><text:span text:style-name="T47_2">To</text:span><text:span text:style-name="T47_3"><text:s/></text:span><text:span text:style-name="T47_4">make</text:span><text:span text:style-name="T47_5"><text:s/></text:span><text:span text:style-name="T47_6">a</text:span><text:span text:style-name="T47_7"><text:s/></text:span><text:span text:style-name="T47_8">system</text:span><text:span text:style-name="T47_9"><text:s/></text:span><text:span text:style-name="T47_10">that</text:span><text:span text:style-name="T47_11"><text:s/></text:span><text:span text:style-name="T47_12">stays</text:span><text:span text:style-name="T47_13"><text:s/></text:span><text:span text:style-name="T47_14">balanced</text:span><text:span text:style-name="T47_15">,<text:s/></text:span><text:span text:style-name="T47_16">bigger</text:span><text:span text:style-name="T47_17"><text:s/></text:span><text:span text:style-name="T47_18">is</text:span><text:span text:style-name="T47_19"><text:s/></text:span><text:span text:style-name="T47_20">better</text:span><text:span text:style-name="T47_21">.</text:span></text:p>
      <text:p text:style-name="P48"><text:span text:style-name="T48_1">2.<text:s/></text:span><text:span text:style-name="T48_2">In</text:span><text:span text:style-name="T48_3">-</text:span><text:span text:style-name="T48_4">ground</text:span><text:span text:style-name="T48_5"><text:s/></text:span><text:span text:style-name="T48_6">pond</text:span><text:span text:style-name="T48_7"><text:s/></text:span><text:span text:style-name="T48_8">has</text:span><text:span text:style-name="T48_9"><text:s/></text:span><text:span text:style-name="T48_10">runoff</text:span><text:span text:style-name="T48_11"><text:s/></text:span><text:span text:style-name="T48_12">issues</text:span><text:span text:style-name="T48_13"><text:s/></text:span><text:span text:style-name="T48_14">and</text:span><text:span text:style-name="T48_15"><text:s/></text:span><text:span text:style-name="T48_16">pests</text:span><text:span text:style-name="T48_17"><text:s/></text:span><text:span text:style-name="T48_18">like</text:span><text:span text:style-name="T48_19"><text:s/></text:span><text:span text:style-name="T48_20">nematodes</text:span><text:span text:style-name="T48_21"><text:s/></text:span><text:span text:style-name="T48_22">can</text:span><text:span text:style-name="T48_23"><text:s/></text:span><text:span text:style-name="T48_24">end</text:span><text:span text:style-name="T48_25"><text:s/></text:span><text:span text:style-name="T48_26">up</text:span><text:span text:style-name="T48_27"><text:s/></text:span><text:span text:style-name="T48_28">in</text:span><text:span text:style-name="T48_29"><text:s/></text:span><text:span text:style-name="T48_30">your</text:span><text:span text:style-name="T48_31"><text:s/></text:span><text:span text:style-name="T48_32">plants</text:span><text:span text:style-name="T48_33">.</text:span></text:p>
      <text:p text:style-name="P49"><text:span text:style-name="T49_1">3.<text:s/></text:span><text:span text:style-name="T49_2">Hard</text:span><text:span text:style-name="T49_3"><text:s/></text:span><text:span text:style-name="T49_4">to</text:span><text:span text:style-name="T49_5"><text:s/></text:span><text:span text:style-name="T49_6">grow</text:span></text:p>
      <text:p text:style-name="P50"><text:span text:style-name="T50_1"><text:tab/></text:span><text:span text:style-name="T50_2">Root</text:span><text:span text:style-name="T50_3"><text:s/></text:span><text:span text:style-name="T50_4">veggies</text:span></text:p>
      <text:p text:style-name="P51"><text:span text:style-name="T51_1">4.<text:s/></text:span><text:span text:style-name="T51_2">Best</text:span></text:p>
      <text:p text:style-name="P52"><text:span text:style-name="T52_1"><text:tab/></text:span><text:span text:style-name="T52_2">Lettuce</text:span><text:span text:style-name="T52_3"><text:s/>(</text:span><text:span text:style-name="T52_4">but</text:span><text:span text:style-name="T52_5"><text:s/></text:span><text:span text:style-name="T52_6">not</text:span><text:span text:style-name="T52_7"><text:s/></text:span><text:span text:style-name="T52_8">in</text:span><text:span text:style-name="T52_9"><text:s/></text:span><text:span text:style-name="T52_10">the</text:span><text:span text:style-name="T52_11"><text:s/></text:span><text:span text:style-name="T52_12">summer</text:span><text:span text:style-name="T52_13">)</text:span></text:p>
      <text:p text:style-name="P53"><text:span text:style-name="T53_1"><text:tab/></text:span><text:span text:style-name="T53_2">Beans</text:span></text:p>
      <text:p text:style-name="P54"><text:span text:style-name="T54_1"><text:tab/></text:span><text:span text:style-name="T54_2">soy</text:span></text:p>
      <text:p text:style-name="P55"><text:span text:style-name="T55_1"><text:tab/></text:span><text:span text:style-name="T55_2">tomatoes</text:span></text:p>
      <text:p text:style-name="P56"><text:span text:style-name="T56_1"><text:tab/></text:span><text:span text:style-name="T56_2">herbs</text:span></text:p>
      <text:p text:style-name="P57"><text:span text:style-name="T57_1"><text:tab/></text:span><text:span text:style-name="T57_2">melons</text:span></text:p>
      <text:p text:style-name="P58"><text:span text:style-name="T58_1">5.<text:s/></text:span><text:span text:style-name="T58_2">Fish</text:span><text:span text:style-name="T58_3"><text:s/></text:span><text:span text:style-name="T58_4">waste</text:span><text:span text:style-name="T58_5"><text:s/></text:span><text:span text:style-name="T58_6">solids</text:span><text:span text:style-name="T58_7"><text:s/></text:span><text:span text:style-name="T58_8">and</text:span><text:span text:style-name="T58_9"><text:s/></text:span><text:span text:style-name="T58_10">plant</text:span><text:span text:style-name="T58_11"><text:s/></text:span><text:span text:style-name="T58_12">debris</text:span><text:span text:style-name="T58_13"><text:s/></text:span><text:span text:style-name="T58_14">can</text:span><text:span text:style-name="T58_15"><text:s/></text:span><text:span text:style-name="T58_16">feed</text:span><text:span text:style-name="T58_17"><text:s/></text:span><text:span text:style-name="T58_18">a</text:span><text:span text:style-name="T58_19"><text:s/></text:span><text:span text:style-name="T58_20">composter</text:span></text:p>
      <text:p text:style-name="P59"><text:span text:style-name="T59_1">6.<text:s/>1<text:s/></text:span><text:span text:style-name="T59_2">cubic</text:span><text:span text:style-name="T59_3"><text:s/></text:span><text:span text:style-name="T59_4">foot</text:span><text:span text:style-name="T59_5"><text:s/></text:span><text:span text:style-name="T59_6">of</text:span><text:span text:style-name="T59_7"><text:s/></text:span><text:span text:style-name="T59_8">pond</text:span><text:span text:style-name="T59_9"><text:s/></text:span><text:span text:style-name="T59_10">volume</text:span><text:span text:style-name="T59_11"><text:s/></text:span><text:span text:style-name="T59_12">can</text:span><text:span text:style-name="T59_13"><text:s/></text:span><text:span text:style-name="T59_14">sustain</text:span><text:span text:style-name="T59_15"><text:s/>1<text:s/></text:span><text:span text:style-name="T59_16">cubic</text:span><text:span text:style-name="T59_17"><text:s/></text:span><text:span text:style-name="T59_18">foot</text:span><text:span text:style-name="T59_19"><text:s/></text:span><text:span text:style-name="T59_20">of</text:span><text:span text:style-name="T59_21"><text:s/></text:span><text:span text:style-name="T59_22">growing</text:span><text:span text:style-name="T59_23"><text:s/></text:span><text:span text:style-name="T59_24">area</text:span><text:span text:style-name="T59_25">.</text:span></text:p>
      <text:p text:style-name="P60"/>
      <text:p text:style-name="P61"><text:span text:style-name="T61_1">Other</text:span><text:span text:style-name="T61_2"><text:s/></text:span><text:span text:style-name="T61_3">actions</text:span></text:p>
      <text:p text:style-name="P62"><text:span text:style-name="T62_1">1.<text:s/></text:span><text:span text:style-name="T62_2">Schedule</text:span><text:span text:style-name="T62_3"><text:s/></text:span><text:span text:style-name="T62_4">a</text:span><text:span text:style-name="T62_5"><text:s/></text:span><text:span text:style-name="T62_6">field</text:span><text:span text:style-name="T62_7"><text:s/></text:span><text:span text:style-name="T62_8">trip</text:span><text:span text:style-name="T62_9"><text:s/></text:span><text:span text:style-name="T62_10">to</text:span><text:span text:style-name="T62_11"><text:s/></text:span><text:span text:style-name="T62_12">Seminole</text:span><text:span text:style-name="T62_13"><text:s/></text:span><text:span text:style-name="T62_14">Heights</text:span><text:span text:style-name="T62_15"><text:s/></text:span><text:span text:style-name="T62_16">Community</text:span><text:span text:style-name="T62_17"><text:s/></text:span><text:span text:style-name="T62_18">Garden</text:span><text:span text:style-name="T62_19">.</text:span></text:p>
      <text:p text:style-name="P63"><text:span text:style-name="T63_1">2.<text:s/></text:span><text:span text:style-name="T63_2">Need</text:span><text:span text:style-name="T63_3"><text:s/></text:span><text:span text:style-name="T63_4">to</text:span><text:span text:style-name="T63_5"><text:s/></text:span><text:span text:style-name="T63_6">address</text:span><text:span text:style-name="T63_7"><text:s/></text:span><text:span text:style-name="T63_8">potential</text:span><text:span text:style-name="T63_9"><text:s/></text:span><text:span text:style-name="T63_10">funding</text:span><text:span text:style-name="T63_11"><text:s/></text:span><text:span text:style-name="T63_12">sources</text:span></text:p>
      <text:p text:style-name="P64"><text:span text:style-name="T64_1"><text:tab/></text:span><text:span text:style-name="T64_2">Local</text:span><text:span text:style-name="T64_3"><text:s/></text:span><text:span text:style-name="T64_4">donors</text:span><text:span text:style-name="T64_5"><text:s/>(</text:span><text:span text:style-name="T64_6">restaurants</text:span><text:span text:style-name="T64_7">,<text:s/></text:span><text:span text:style-name="T64_8">companies</text:span><text:span text:style-name="T64_9"><text:s/></text:span><text:span text:style-name="T64_10">who</text:span><text:span text:style-name="T64_11"><text:s/></text:span><text:span text:style-name="T64_12">sell</text:span><text:span text:style-name="T64_13"><text:s/></text:span><text:span text:style-name="T64_14">the</text:span><text:span text:style-name="T64_15"><text:s/></text:span><text:span text:style-name="T64_16">materials</text:span><text:span text:style-name="T64_17"><text:s/></text:span><text:span text:style-name="T64_18">for</text:span><text:span text:style-name="T64_19"><text:s/></text:span><text:span text:style-name="T64_20">building</text:span><text:span text:style-name="T64_21"><text:s/></text:span><text:span text:style-name="T64_22">this</text:span><text:span text:style-name="T64_23">)</text:span></text:p>
      <text:p text:style-name="P65"><text:span text:style-name="T65_1"><text:tab/></text:span><text:span text:style-name="T65_2">Grants</text:span></text:p>
      <text:p text:style-name="P66"><text:span text:style-name="T66_1"><text:tab/></text:span><text:span text:style-name="T66_2">Kickstarter</text:span></text:p>
      <text:p text:style-name="P67"><text:span text:style-name="T67_1">3.<text:s/></text:span><text:span text:style-name="T67_2">Talk</text:span><text:span text:style-name="T67_3"><text:s/></text:span><text:span text:style-name="T67_4">to</text:span><text:span text:style-name="T67_5"><text:s/></text:span><text:span text:style-name="T67_6">coop</text:span><text:span text:style-name="T67_7"><text:s/></text:span><text:span text:style-name="T67_8">extension</text:span><text:span text:style-name="T67_9"><text:s/></text:span><text:span text:style-name="T67_10">service</text:span><text:span text:style-name="T67_11"><text:s/></text:span><text:span text:style-name="T67_12">to</text:span><text:span text:style-name="T67_13"><text:s/></text:span><text:span text:style-name="T67_14">get</text:span><text:span text:style-name="T67_15"><text:s/></text:span><text:span text:style-name="T67_16">additional</text:span><text:span text:style-name="T67_17"><text:s/></text:span><text:span text:style-name="T67_18">resources</text:span></text:p>
      <text:p text:style-name="P68"><text:span text:style-name="T68_1">4.<text:s/></text:span><text:span text:style-name="T68_2">Join</text:span><text:span text:style-name="T68_3"><text:s/></text:span><text:span text:style-name="T68_4">with</text:span><text:span text:style-name="T68_5"><text:s/></text:span><text:span text:style-name="T68_6">like</text:span><text:span text:style-name="T68_7">-</text:span><text:span text:style-name="T68_8">minded</text:span><text:span text:style-name="T68_9"><text:s/></text:span><text:span text:style-name="T68_10">groups</text:span><text:span text:style-name="T68_11"><text:s/></text:span><text:span text:style-name="T68_12">with</text:span><text:span text:style-name="T68_13"><text:s/></text:span><text:span text:style-name="T68_14">specific</text:span><text:span text:style-name="T68_15"><text:s/></text:span><text:span text:style-name="T68_16">knowledge</text:span><text:span text:style-name="T68_17">:<text:s text:c="2"/></text:span><text:span text:style-name="T68_18">Perma</text:span><text:span text:style-name="T68_19">-</text:span><text:span text:style-name="T68_20">culture</text:span><text:span text:style-name="T68_21"><text:s/></text:span><text:span text:style-name="T68_22">and</text:span><text:span text:style-name="T68_23"><text:s/></text:span><text:span text:style-name="T68_24">hydroponics</text:span><text:span text:style-name="T68_25"><text:s/></text:span><text:span text:style-name="T68_26">enthusiasts</text:span><text:span text:style-name="T68_2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